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d96" officeooo:paragraph-rsid="000f3d96"/>
    </style:style>
    <style:style style:name="P2" style:family="paragraph" style:parent-style-name="Standard">
      <style:text-properties fo:font-weight="bold" officeooo:rsid="000f3d96" officeooo:paragraph-rsid="000f3d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am Call code is in the virtual environment to activate use following code for ubuntu </text:p>
      <text:p text:style-name="P1"><text:span text:style-name="T1">source scam/bin/activate</text:span> </text:p>
      <text:p text:style-name="P1"/>
      <text:p text:style-name="P1"/>
      <text:p text:style-name="P1">and to deactivate</text:p>
      <text:p text:style-name="P2">deactivate</text:p>
      <text:p text:style-name="P2"/>
      <text:p text:style-name="P2">Also use </text:p>
      <text:p text:style-name="P2"><text:span text:style-name="T2">pip install openai speechrecognition pyaudio,keyboard,setuptools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3:52:33.505020124</meta:creation-date>
    <dc:date>2024-08-30T13:56:10.235994500</dc:date>
    <meta:editing-duration>PT3M38S</meta:editing-duration>
    <meta:editing-cycles>1</meta:editing-cycles>
    <meta:document-statistic meta:table-count="0" meta:image-count="0" meta:object-count="0" meta:page-count="1" meta:paragraph-count="6" meta:word-count="28" meta:character-count="213" meta:non-whitespace-character-count="187"/>
    <meta:generator>LibreOffice/24.2.5.2$Linux_X86_64 LibreOffice_project/420$Build-2</meta:generator>
  </office:meta>
</office:document-meta>
</file>